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5.29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Wande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r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mpbell &amp; Gubisch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linespread --&gt; pupil diame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chner(1801-1887)</text:p>
          </table:table-cell>
          <table:table-cell office:value-type="float" office:value="1860" table:style-name="ce1">
            <text:p>1860</text:p>
          </table:table-cell>
          <table:table-cell office:value-type="string" table:style-name="ce1">
            <text:p>Fechner's La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er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Weber's Law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ven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Steven's Power La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on, Birdsall, Fox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Decision Theory Applied to Perception &amp; Cogni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roth-Cugell, Robson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Contrast Sens. Of retinal ganglion cells of c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 &amp; Robson</text:p>
          </table:table-cell>
          <table:table-cell office:value-type="string" table:style-name="ce1">
            <text:p>1967/1968</text:p>
          </table:table-cell>
          <table:table-cell office:value-type="string" table:style-name="ce1">
            <text:p>Application of Fourier Analysis to Visibility of Gratin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&amp;Nachmias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Summation Experiments, A comparison of single-channel and multiple-channels model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kemore&amp;Campbell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existene of neurons in human vis. System: selectively sensitive to orientation, size of im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chmias&amp;Sansbury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Grating Contrast: discr. May be better than detection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Tina Truong</meta:initial-creator>
    <dc:creator>Tina Truong</dc:creator>
    <meta:creation-date>2022-01-31T13:59:08Z</meta:creation-date>
    <dc:date>2022-02-03T21:51:56Z</dc:date>
    <meta:editing-duration>PT0S</meta:editing-duration>
  </office:meta>
</office:document-meta>
</file>